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normal" fo:font-family="Calibri" style:font-family-asian="Calibri" style:font-family-complex="Calibri" fo:background-color="transparent" fo:color="#4f81bd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URRICULUM VITAE</text:span><text:span text:style-name="T2"/></text:p>
      <text:p text:style-name="P1"><text:span text:style-name="T2">Aminata Badio<text:line-break/></text:span><text:span text:style-name="T3">06/11/2006 - 16 ans <text:line-break/>Patte d'oie <text:line-break/>Cité Soprim<text:line-break/>77 664</text:span><text:span text:style-name="T4"><text:s/></text:span><text:span text:style-name="T5">19 68 / badioamina116@gmail.com<text:line-break/></text:span></text:p>
      <text:p text:style-name="P1"><text:span text:style-name="T6">FORMATION</text:span></text:p>
      <text:p text:style-name="P1"><text:span text:style-name="T7">Novembre - Avril 2022/2023: Formation en informatique et en TIC par ATOS et par WIA</text:span><text:span text:style-name="T8"/></text:p>
      <text:p text:style-name="P1"><text:span text:style-name="T9">2022 - 2023: Seconde S<text:line-break/>Lycée d'Excellence Mariama BA ( Gorée, rue Malavois )</text:span></text:p>
      <text:p text:style-name="P1"><text:span text:style-name="T9"><text:line-break/>2021 - 2022: Brevet de Fin d'Etudes Moyennes<text:line-break/>Lycée d'Excellence Mariama BA ( Gorée , rue Malavois)</text:span></text:p>
      <text:p text:style-name="P1"><text:span text:style-name="T9"/></text:p>
      <text:p text:style-name="P1"><text:span text:style-name="T9">2018 - 2019 : Formation en théatre </text:span></text:p>
      <text:p text:style-name="P1"><text:span text:style-name="T9"><text:line-break/>Juin 2018: Certificat de Fin d'Etudes Elementaires <text:line-break/>Saint Charles ( Kolda )</text:span></text:p>
      <text:p text:style-name="P1"><text:span text:style-name="T9"/></text:p>
      <text:p text:style-name="P1"><text:span text:style-name="T10">COMPETENCES<text:line-break/></text:span><text:span text:style-name="T11">Informatique: base en HTML ,python, maitrise du fonctionnement de scratch 3, maitrise du logiciel word<text:line-break/>Art: dessin , construction, bricolage, décoration , chant , théatre <text:line-break/>Evenementiel: organisation d'évenements festifs et culturels, organisation d'activités ( loisirs , anniversaires, ...)<text:line-break/>Linguistique:<text:s text:c="2"/>Diakhanké , Anglais niveau A2 , Wolof,<text:s text:c="2"/>Espagnole niveau A1 , Français , base en Arabe </text:span></text:p>
      <text:p text:style-name="P1"><text:span text:style-name="T11"/></text:p>
      <text:p text:style-name="P1"><text:span text:style-name="T12">EXPERIENCES PROFESSIONNELLES</text:span><text:span text:style-name="T13"><text:line-break/></text:span><text:span text:style-name="T14">Ministre de la justice ( classe) : maintenir le calme et le silence<text:s text:c="2"/>sous amendes <text:line-break/>Ministre des finances :s' assurer à ce que tout le monde cotise , garder l'argent , verifier et controler les dépenses et les entrées et sorties d'argent inutiles <text:line-break/>Responsable de classe en CM2 à Saint Charles<text:line-break/>Ministre de l'environnement en CM1 à Saint Charles</text:span></text:p>
      <text:p text:style-name="P1"><text:span text:style-name="T14"/></text:p>
      <text:p text:style-name="P1"><text:span text:style-name="T15">COMPETENCES PROFESSIONNELLES</text:span><text:span text:style-name="T16"><text:line-break/></text:span><text:span text:style-name="T17">Maitrise du stress<text:line-break/>Ponctualité<text:line-break/>Prise de parole en public<text:s/></text:span><text:span text:style-name="T18"><text:line-break/></text:span><text:span text:style-name="T19"/></text:p>
      <text:p text:style-name="P1"><text:span text:style-name="T19"/></text:p>
      <text:p text:style-name="P1"><text:span text:style-name="T20">CENTRE D'INTERET<text:line-break/></text:span><text:span text:style-name="T21">Lecture: Chronique , romans policiers , histoires fan-fictions<text:line-break/>Dessin: animés , aspect physique ( visage) , paysages , en noir et blanc <text:line-break/>Chant <text:line-break/>Danse ( KPOP)<text:line-break/>Cuisine : Patisserie <text:line-break/>Sport : Badminton, course, basketball ( base) <text:line-break/>Jeux : Scrabble , jeux de cartes , escape game ...<text:line-break/>Ecriture : conte , romans , pensées </text:span></text:p>
      <text:p text:style-name="P1"><text:span text:style-name="T21"/></text:p>
      <text:p text:style-name="P1"><text:span text:style-name="T22">ACTIVITES EXTRASCOLAIRES</text:span><text:span text:style-name="T23"><text:line-break/></text:span><text:span text:style-name="T24">Voyages: voyage scolaire à Saint Louis et à Ziguinchor <text:line-break/>Arrosage de plantes<text:s text:c="2"/>et récolte<text:s text:c="2"/>dans le jardin de MEMBA <text:line-break/>Pièce de théatre sur la femme le 8 mars 2019<text:line-break/>Visites : visite de la maison des esclaves à Gorée , visite du Musée de Gorée , visite de la pouponnière de Ziguinchor <text:line-break/>Participation à la deuxième journée de rencontre sur la Masculinité Positive organisée à l'esplanade du grand théatre </text:span></text:p>
      <text:p text:style-name="P1"><text:span text:style-name="T24"><text:s/><text:line-break/><text:line-break/><text:line-break/> <text:line-break/><text:line-break/><text:line-break/> <text:line-break/></text:span><text:span text:style-name="T25"/></text:p>
      <text:p text:style-name="P2"><text:span text:style-name="T26"/></text:p>
      <text:p text:style-name="P3"><text:span text:style-name="T27"/></text:p>
      <text:p text:style-name="P3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